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A00000235B3FF9497.png" manifest:media-type="image/png"/>
  <manifest:file-entry manifest:full-path="Pictures/10000001000003AA0000023544723991.png" manifest:media-type="image/png"/>
  <manifest:file-entry manifest:full-path="Pictures/10000001000003AA00000235BF4FA722.png" manifest:media-type="image/png"/>
  <manifest:file-entry manifest:full-path="Pictures/10000001000003AA00000235FD8C0BC5.png" manifest:media-type="image/png"/>
  <manifest:file-entry manifest:full-path="Pictures/10000001000004770000023B2B28EAED.png" manifest:media-type="image/png"/>
  <manifest:file-entry manifest:full-path="Pictures/10000001000004770000023B87FA4107.png" manifest:media-type="image/png"/>
  <manifest:file-entry manifest:full-path="Pictures/10000001000004770000023B306CEA26.png" manifest:media-type="image/png"/>
  <manifest:file-entry manifest:full-path="Pictures/10000001000003AA000002354842B019.png" manifest:media-type="image/png"/>
  <manifest:file-entry manifest:full-path="Pictures/100000010000041300000245012D5778.png" manifest:media-type="image/png"/>
  <manifest:file-entry manifest:full-path="Pictures/100000010000046E000001C17C129EBE.png" manifest:media-type="image/png"/>
  <manifest:file-entry manifest:full-path="Pictures/10000001000003AA000002355DCF9918.png" manifest:media-type="image/png"/>
  <manifest:file-entry manifest:full-path="Pictures/100000010000041300000245C455D047.png" manifest:media-type="image/png"/>
  <manifest:file-entry manifest:full-path="Pictures/10000001000003FE0000024B369A8EFB.png" manifest:media-type="image/png"/>
  <manifest:file-entry manifest:full-path="Pictures/100000010000046E000001C16DE97C6C.png" manifest:media-type="image/png"/>
  <manifest:file-entry manifest:full-path="Pictures/10000001000003AA000002352F6476B0.png" manifest:media-type="image/png"/>
  <manifest:file-entry manifest:full-path="Pictures/10000001000003AA000002350E86936B.png" manifest:media-type="image/png"/>
  <manifest:file-entry manifest:full-path="Pictures/10000001000003FE0000024BC538DE44.png" manifest:media-type="image/png"/>
  <manifest:file-entry manifest:full-path="Pictures/10000001000004770000023B3D0B282E.png" manifest:media-type="image/png"/>
  <manifest:file-entry manifest:full-path="Pictures/10000001000003FE0000024BB769462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986cm" svg:x="0.065cm" svg:y="0.916cm">
          <draw:image xlink:href="Pictures/10000001000004770000023B3D0B28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3.986cm" svg:x="0.065cm" svg:y="0.916cm">
          <draw:image xlink:href="Pictures/10000001000004770000023B2B28EAE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3.986cm" svg:x="0.065cm" svg:y="0.916cm">
          <draw:image xlink:href="Pictures/10000001000004770000023B87FA410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3.986cm" svg:x="0.065cm" svg:y="0.916cm">
          <draw:image xlink:href="Pictures/10000001000004770000023B306CEA2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1.085cm" svg:x="0.065cm" svg:y="2.366cm">
          <draw:image xlink:href="Pictures/100000010000046E000001C17C129EB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1.085cm" svg:x="0.065cm" svg:y="2.366cm">
          <draw:image xlink:href="Pictures/100000010000046E000001C16DE97C6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595cm" svg:height="15.371cm" svg:x="0.267cm" svg:y="0.223cm">
          <draw:image xlink:href="Pictures/100000010000041300000245012D577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595cm" svg:height="15.371cm" svg:x="0.267cm" svg:y="0.223cm">
          <draw:image xlink:href="Pictures/100000010000041300000245C455D04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039cm" svg:height="15.53cm" svg:x="0.545cm" svg:y="0.144cm">
          <draw:image xlink:href="Pictures/10000001000003FE0000024BC538DE4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039cm" svg:height="15.53cm" svg:x="0.545cm" svg:y="0.144cm">
          <draw:image xlink:href="Pictures/10000001000003FE0000024B369A8E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039cm" svg:height="15.53cm" svg:x="0.545cm" svg:y="0.144cm">
          <draw:image xlink:href="Pictures/10000001000003FE0000024BB769462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817cm" svg:height="14.948cm" svg:x="1.656cm" svg:y="0.435cm">
          <draw:image xlink:href="Pictures/10000001000003AA000002355DCF991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817cm" svg:height="14.948cm" svg:x="1.656cm" svg:y="0.435cm">
          <draw:image xlink:href="Pictures/10000001000003AA000002352F6476B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4.817cm" svg:height="14.948cm" svg:x="1.656cm" svg:y="0.435cm">
          <draw:image xlink:href="Pictures/10000001000003AA00000235FD8C0BC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4.817cm" svg:height="14.948cm" svg:x="1.656cm" svg:y="0.435cm">
          <draw:image xlink:href="Pictures/10000001000003AA000002354842B01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4.817cm" svg:height="14.948cm" svg:x="1.656cm" svg:y="0.435cm">
          <draw:image xlink:href="Pictures/10000001000003AA000002350E86936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4.817cm" svg:height="14.948cm" svg:x="1.656cm" svg:y="0.435cm">
          <draw:image xlink:href="Pictures/10000001000003AA00000235BF4FA72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4.817cm" svg:height="14.948cm" svg:x="1.656cm" svg:y="0.435cm">
          <draw:image xlink:href="Pictures/10000001000003AA000002354472399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4.817cm" svg:height="14.948cm" svg:x="1.218cm" svg:y="0.927cm">
          <draw:image xlink:href="Pictures/10000001000003AA00000235B3FF949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00:45:54.806164642</meta:creation-date>
    <dc:date>2025-12-19T00:52:44.550549069</dc:date>
    <meta:editing-duration>PT6M51S</meta:editing-duration>
    <meta:editing-cycles>1</meta:editing-cycles>
    <meta:document-statistic meta:object-count="78"/>
    <meta:generator>LibreOffice/25.8.3.2$Linux_X86_64 LibreOffice_project/580$Build-2</meta:generator>
  </office:meta>
</office:document-meta>
</file>